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1: (Convert Celsius to Fahrenheit) Write a program that reads a Celsius degree in</text:p>
      <text:p text:style-name="Standard">a double value from the console, then converts it to Fahrenheit and displays the</text:p>
      <text:p text:style-name="Standard">result. The formula for the conversion is as follows:</text:p>
      <text:p text:style-name="Standard">fahrenheit = (9 / 5) * celsius + 32</text:p>
      <text:p text:style-name="Standard">Q2: (Compute the volume of a cylinder) Write a program that reads in the radius</text:p>
      <text:p text:style-name="Standard">and length of a cylinder and computes the area and volume using the following</text:p>
      <text:p text:style-name="Standard">formulas:</text:p>
      <text:p text:style-name="Standard">area = radius * radius * pi</text:p>
      <text:p text:style-name="Standard">volume = area * length</text:p>
      <text:p text:style-name="Standard"/>
      <text:p text:style-name="Standard">Q3. (Financial application: calculate tips) Write a program that reads the subtotal</text:p>
      <text:p text:style-name="Standard">and the gratuity rate, then computes the gratuity and total. For example, if the</text:p>
      <text:p text:style-name="Standard">user enters 10 for subtotal and 15% for gratuity rate, the program displays $1.5</text:p>
      <text:p text:style-name="Standard">as gratuity and $11.5 as total.</text:p>
      <text:p text:style-name="Standard"/>
      <text:p text:style-name="Standard">Q4. (Sum the digits in an integer) Write a program that reads an integer between 0 and</text:p>
      <text:p text:style-name="Standard">1000 and adds all the digits in the integer. For example, if an integer is 932, the</text:p>
      <text:p text:style-name="Standard">sum of all its digits is 14.</text:p>
      <text:p text:style-name="Standard">Hint: Use the % operator to extract digits, and use the / operator to remove the</text:p>
      <text:p text:style-name="Standard">extracted digit. For instance, 932 % 10 = 2 and 932 / 10 = 93</text:p>
      <text:p text:style-name="Standard"/>
      <text:p text:style-name="Standard">Q5. (Find the number of years) Write a program that prompts the user to enter the</text:p>
      <text:p text:style-name="Standard">minutes (e.g., 1 billion), and displays the number of years and days for the minutes.</text:p>
      <text:p text:style-name="Standard">For simplicity, assume a year has 365 days.</text:p>
      <text:p text:style-name="Standard"/>
      <text:p text:style-name="Standard">Q6: (Health application: computing BMI) Body Mass Index (BMI) is a measure of</text:p>
      <text:p text:style-name="Standard">health on weight. It can be calculated by taking your weight in kilograms and</text:p>
      <text:p text:style-name="Standard">dividing by the square of your height in meters. Write a program that prompts the</text:p>
      <text:p text:style-name="Standard">user to enter a weight in pounds and height in inches and displays the BMI. Note</text:p>
      <text:p text:style-name="Standard">that one pound is 0.45359237 kilograms and one inch is 0.0254 meters.</text:p>
      <text:p text:style-name="Standard"/>
      <text:p text:style-name="Standard">Q7. (Geometry: distance of two points) Write a program that prompts the user to enter</text:p>
      <text:p text:style-name="Standard">two points (x1, y1) and (x2, y2) and displays their distance between them.</text:p>
      <text:p text:style-name="Standard"/>
      <text:p text:style-name="Standard">Q8: (Print a table) Write a program that displays the following table. Cast floatingpoint</text:p>
      <text:p text:style-name="Standard">numbers into integers.</text:p>
      <text:p text:style-name="Standard">a <text:tab/><text:tab/>b <text:tab/><text:tab/>pow(a, b)</text:p>
      <text:p text:style-name="Standard">1 <text:tab/><text:tab/>2 <text:tab/><text:tab/>1</text:p>
      <text:p text:style-name="Standard">2 <text:tab/><text:tab/>3 <text:tab/><text:tab/>8</text:p>
      <text:p text:style-name="Standard">3 <text:tab/><text:tab/>4 <text:tab/><text:tab/>81</text:p>
      <text:p text:style-name="Standard">4 <text:tab/><text:tab/>5 <text:tab/><text:tab/>1024</text:p>
      <text:p text:style-name="Standard">5 <text:tab/><text:tab/>6 <text:tab/><text:tab/>15625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19-12-23T19:21:05.954000000</dc:date>
    <dc:creator>Ankita Khot</dc:creator>
    <meta:editing-duration>PT7S</meta:editing-duration>
    <meta:editing-cycles>1</meta:editing-cycles>
    <meta:document-statistic meta:table-count="0" meta:image-count="0" meta:object-count="0" meta:page-count="1" meta:paragraph-count="36" meta:word-count="379" meta:character-count="2010" meta:non-whitespace-character-count="1643"/>
  </office:meta>
</office:document-meta>
</file>